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acdd7" officeooo:paragraph-rsid="004dd834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acdd7" officeooo:paragraph-rsid="004ed867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dd834" officeooo:paragraph-rsid="004dd834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ed867" officeooo:paragraph-rsid="004ed867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dd834" officeooo:paragraph-rsid="004dd834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ed867" officeooo:paragraph-rsid="004ed867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Heading_20_1">
      <style:text-properties style:font-name="Liberation Sans" fo:font-size="14pt" fo:font-weight="bold" officeooo:rsid="0047ef14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officeooo:paragraph-rsid="0053c299"/>
    </style:style>
    <style:style style:name="P10" style:family="paragraph" style:parent-style-name="Standard" style:list-style-name="L3">
      <style:paragraph-properties fo:line-height="150%" fo:text-align="justify" style:justify-single-word="false"/>
      <style:text-properties officeooo:paragraph-rsid="005518be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4ed867" officeooo:paragraph-rsid="0053c299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ed867" officeooo:paragraph-rsid="004ed867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" fo:font-size="14pt" officeooo:rsid="0014818a" officeooo:paragraph-rsid="005518be" style:font-name-asian="Liberation Serif" style:font-size-asian="14pt" style:font-name-complex="Liberation Serif" style:font-size-complex="14pt"/>
    </style:style>
    <style:style style:name="P14" style:family="paragraph" style:parent-style-name="Standard" style:list-style-name="L3">
      <style:paragraph-properties fo:line-height="150%" fo:text-align="justify" style:justify-single-word="false"/>
      <style:text-properties officeooo:rsid="005518be" officeooo:paragraph-rsid="005518be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a4aaf"/>
    </style:style>
    <style:style style:name="T5" style:family="text">
      <style:text-properties officeooo:rsid="004acdd7"/>
    </style:style>
    <style:style style:name="T6" style:family="text">
      <style:text-properties officeooo:rsid="0052df5b"/>
    </style:style>
    <style:style style:name="T7" style:family="text">
      <style:text-properties officeooo:rsid="0052659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518be" style:font-weight-asian="bold" style:font-weight-complex="bold"/>
    </style:style>
    <style:style style:name="T10" style:family="text">
      <style:text-properties officeooo:rsid="004dd834"/>
    </style:style>
    <style:style style:name="T11" style:family="text">
      <style:text-properties officeooo:rsid="004ed867"/>
    </style:style>
    <style:style style:name="T12" style:family="text">
      <style:text-properties fo:font-weight="normal" officeooo:rsid="004dd834" style:font-weight-asian="normal" style:font-weight-complex="normal"/>
    </style:style>
    <style:style style:name="T13" style:family="text">
      <style:text-properties fo:font-weight="normal" officeooo:rsid="004ed867" style:font-weight-asian="normal" style:font-weight-complex="normal"/>
    </style:style>
    <style:style style:name="T14" style:family="text">
      <style:text-properties style:font-name="Liberation Sans" fo:font-size="14pt" fo:font-weight="normal" officeooo:rsid="004dd834" style:font-name-asian="Liberation Serif" style:font-size-asian="14pt" style:font-weight-asian="normal" style:font-name-complex="Liberation Serif" style:font-size-complex="14pt" style:font-weight-complex="normal"/>
    </style:style>
    <style:style style:name="T15" style:family="text">
      <style:text-properties style:font-name="Liberation Sans" fo:font-size="14pt" fo:font-weight="normal" officeooo:rsid="004ed867" style:font-name-asian="Liberation Serif" style:font-size-asian="14pt" style:font-weight-asian="normal" style:font-name-complex="Liberation Serif" style:font-size-complex="14pt" style:font-weight-complex="normal"/>
    </style:style>
    <style:style style:name="T16" style:family="text">
      <style:text-properties style:font-name="Liberation Sans" fo:font-size="14pt" style:font-name-asian="Liberation Serif" style:font-size-asian="14pt" style:font-name-complex="Liberation Serif" style:font-size-complex="14pt"/>
    </style:style>
    <style:style style:name="T17" style:family="text">
      <style:text-properties style:font-name="Liberation Sans" fo:font-size="14pt" officeooo:rsid="005518be" style:font-name-asian="Liberation Serif" style:font-size-asian="14pt" style:font-name-complex="Liberation Serif" style:font-size-complex="14pt"/>
    </style:style>
    <style:style style:name="T18" style:family="text">
      <style:text-properties style:font-name="Liberation Sans" fo:font-size="14pt" officeooo:rsid="0054a733" style:font-name-asian="Liberation Serif" style:font-size-asian="14pt" style:font-name-complex="Liberation Serif" style:font-size-complex="14pt"/>
    </style:style>
    <style:style style:name="T19" style:family="text">
      <style:text-properties style:font-name="Liberation Sans" fo:font-size="14pt" officeooo:rsid="001d584f" style:font-name-asian="Liberation Serif" style:font-size-asian="14pt" style:font-name-complex="Liberation Serif" style:font-size-complex="14pt"/>
    </style:style>
    <style:style style:name="T20" style:family="text">
      <style:text-properties style:font-name="Liberation Sans" fo:font-size="14pt" officeooo:rsid="004a4aaf" style:font-name-asian="Liberation Serif" style:font-size-asian="14pt" style:font-name-complex="Liberation Serif" style:font-size-complex="14pt"/>
    </style:style>
    <style:style style:name="T21" style:family="text">
      <style:text-properties officeooo:rsid="0054a733"/>
    </style:style>
    <style:style style:name="T22" style:family="text">
      <style:text-properties officeooo:rsid="005518b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8">Objectif</text:span><text:span text:style-name="T9">s</text:span></text:p>
      <text:list xml:id="list2615711315" text:style-name="L3">
        <text:list-item>
          <text:p text:style-name="P10"><text:span text:style-name="T17">Finir</text:span><text:span text:style-name="T18"> la d</text:span><text:span text:style-name="T19">écouv</text:span><text:span text:style-name="T18">erte de</text:span><text:span text:style-name="T19"> </text:span><text:span text:style-name="T20">la multiplication de</text:span><text:span text:style-name="T18">s</text:span><text:span text:style-name="T20"> nombres relatifs.</text:span></text:p>
        </text:list-item>
        <text:list-item>
          <text:p text:style-name="P14"><text:span text:style-name="T20">I</text:span><text:span text:style-name="T16">nstitutionaliser ces découvertes.</text:span></text:p>
        </text:list-item>
      </text:list>
      <text:h text:style-name="P8" text:outline-level="1"/>
      <text:p text:style-name="P3"><text:span text:style-name="T11">Restitution collective </text:span><text:span text:style-name="T10">de l’a</text:span>ctivité <text:span text:style-name="T10">de découverte </text:span><text:span text:style-name="T11">faite la veille </text:span><text:span text:style-name="T13">(1 </text:span><text:span text:style-name="T12">p. 25</text:span><text:span text:style-name="T13">)</text:span></text:p>
      <text:list xml:id="list1329866790" text:style-name="L1">
        <text:list-item>
          <text:p text:style-name="P9"><text:span text:style-name="T14">question </text:span><text:span text:style-name="T15">1 : multiplication d’un entier naturel et d’un négatif (multiplication comme répétition d’additions)</text:span></text:p>
        </text:list-item>
        <text:list-item>
          <text:p text:style-name="P11">question 2 : multiplication d’un positif et d’un négatif (« truc » avec la distribution et faire apparaître un facteur nul)</text:p>
        </text:list-item>
      </text:list>
      <text:p text:style-name="P3"/>
      <text:p text:style-name="P3"><text:span text:style-name="T11">Suite</text:span><text:span text:style-name="T10"> de l’a</text:span>ctivité <text:span text:style-name="T10">de découverte</text:span></text:p>
      <text:p text:style-name="P6">Activité 1 p. 25 : question 3 : <text:span text:style-name="T11">multiplication de deux négatifs (même « truc » qu’à la question 2)</text:span></text:p>
      <text:p text:style-name="P6"/>
      <text:p text:style-name="P4">Autre manière de voir les choses : « <text:span text:style-name="T11">progressivité » ;</text:span> « continuité »</text:p>
      <text:p text:style-name="P6">3×(-7) = -21 (avec (-7) + (-7) + (-7) = -21)</text:p>
      <text:p text:style-name="P6">2×(-7) = -14 ; 1×(-7) = -7 ; 0×(-7) = 0 ; (-1)×(-7) = 7</text:p>
      <text:p text:style-name="P2"/>
      <text:p text:style-name="P5">Institutionalisation</text:p>
      <text:p text:style-name="P2"/>
      <text:p text:style-name="P7"><text:span text:style-name="T8">Application de ces règles</text:span> : <text:span text:style-name="T10">Activité 1 p. 25 : question 4</text:span></text:p>
      <text:p text:style-name="P7"/>
      <text:p text:style-name="P5">TaF</text:p>
      <text:list xml:id="list3144096770" text:style-name="L2">
        <text:list-item>
          <text:p text:style-name="P12">ex. 24 p. 29 (exercice d’application des règles pour la multiplication de relatifs)</text:p>
        </text:list-item>
        <text:list-item>
          <text:p text:style-name="P12">ex. 26 p. 29 (chercher tous les facteurs qui mènent à 12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currency-style style:name="N129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9P0"/>
    </number:currency-style>
    <number:date-style style:name="N127">
      <number:month number:calendar="jewish" number:style="long" number:textual="true"/>
    </number:date-style>
    <number:date-style style:name="N12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18">
      <number:month number:calendar="jewish" number:style="long" number:textual="true"/>
      <number:text> </number:text>
      <number:day number:calendar="jewish"/>
    </number:date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date-style style:name="N10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a4aaf"/>
    </style:style>
    <style:style style:name="MT5" style:family="text">
      <style:text-properties officeooo:rsid="0054a733"/>
    </style:style>
    <style:style style:name="MT6" style:family="text">
      <style:text-properties officeooo:rsid="0052659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3</text:span> – <text:span text:style-name="MT5">R</text:span><text:span text:style-name="MT4">elatifs</text:span><text:tab/><text:span text:style-name="MT3">Séance </text:span><text:span text:style-name="MT6">2 </text:span><text:span text:style-name="MT5">(1h)</text:span><text:span text:style-name="MT6"> – </text:span><text:span text:style-name="MT5">03/1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02T22:40:31.237326712</dc:date>
    <meta:editing-duration>PT19H14M11S</meta:editing-duration>
    <meta:editing-cycles>45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78" meta:character-count="985" meta:non-whitespace-character-count="828"/>
  </office:meta>
</office:document-meta>
</file>